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0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47H09M18.826050999S" calcext:value-type="time">
            <text:p>1847:09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Zone-to-zone key spawning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22H04M06.966S" calcext:value-type="time">
            <text:p>22:0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3]-[.B373] &gt; 0; [.C373]-[.B3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3]-[.F373] &gt; 0; [.G373]-[.F373]; 0)" office:value-type="time" office:time-value="PT00H00M00S" calcext:value-type="time">
            <text:p>00:00</text:p>
          </table:table-cell>
          <table:table-cell table:formula="of:=[.D373]+[.H3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70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70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8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70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70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8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8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8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8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8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8" office:value-type="string" calcext:value-type="string">
            <text:p>All Hallows’ Eve</text:p>
          </table:table-cell>
          <table:table-cell/>
          <table:table-cell table:style-name="ce78"/>
          <table:table-cell table:style-name="ce68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70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8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8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8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8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 style:data-style-name="N2" text:time-value="08:11:20.3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3T15:59:05.442000000</dc:date>
    <meta:editing-duration>P83DT2H39M17S</meta:editing-duration>
    <meta:editing-cycles>2194</meta:editing-cycles>
    <meta:generator>LibreOffice/7.2.6.2$Windows_X86_64 LibreOffice_project/b0ec3a565991f7569a5a7f5d24fed7f52653d754</meta:generator>
    <dc:creator>Benjamin Laws</dc:creator>
    <meta:document-statistic meta:table-count="2" meta:cell-count="2703" meta:object-count="0"/>
  </office:meta>
</office:document-meta>
</file>